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04,842,116,73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81,448,814,65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23,585,509,67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46,709,790,458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81,198,869,77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00,886,013,595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34,400,545,085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58,201,514,137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17,365,076,968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29,753,048,85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16,132,138,757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33,075,462,599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03,860,874,149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88,868,489,079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55,806,631,391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97,020,241,490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9,088,132,201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35,429,607,036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51,753,369,491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51,516,560,275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52,982,541,794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68,976,663,845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63,236,785,80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5:32.815032521</dc:date>
    <meta:editing-duration>PT5H57M32S</meta:editing-duration>
    <meta:editing-cycles>157</meta:editing-cycles>
    <meta:generator>LibreOffice/7.2.6.2$Linux_X86_64 LibreOffice_project/20$Build-2</meta:generator>
    <meta:document-statistic meta:table-count="1" meta:cell-count="48" meta:object-count="0"/>
  </office:meta>
</office:document-meta>
</file>